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10 Pitch" fo:font-size="24pt" style:font-size-asian="21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Name: Richard Szeto</text:p>
      <text:p text:style-name="P1"/>
      <text:p text:style-name="P1">CCSF Name: rszeto</text:p>
      <text:p text:style-name="P1"/>
      <text:p text:style-name="P1">Date: April 23, 2014</text:p>
      <text:p text:style-name="P1"/>
      <text:p text:style-name="P1">Course: CS 211D</text:p>
      <text:p text:style-name="P1"/>
      <text:p text:style-name="P1">Quiz1: US Quiz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oodaemon </meta:initial-creator>
    <meta:creation-date>2014-04-23T09:56:01</meta:creation-date>
    <dc:date>2014-04-23T09:58:16</dc:date>
    <dc:creator>bloodaemon </dc:creator>
    <meta:editing-duration>PT10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5" meta:word-count="17" meta:character-count="90" meta:non-whitespace-character-count="78"/>
  </office:meta>
</office:document-meta>
</file>